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3" style:family="table">
      <style:table-properties style:width="26.989cm" fo:break-before="auto" fo:break-after="auto" table:align="left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001cm"/>
    </style:style>
    <style:style style:name="Tabla3.D" style:family="table-column">
      <style:table-column-properties style:column-width="3cm"/>
    </style:style>
    <style:style style:name="Tabla3.E" style:family="table-column">
      <style:table-column-properties style:column-width="1cm"/>
    </style:style>
    <style:style style:name="Tabla3.H" style:family="table-column">
      <style:table-column-properties style:column-width="0.98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999999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H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18" style:family="table-cell">
      <style:table-cell-properties style:vertical-align="top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H18" style:family="table-cell">
      <style:table-cell-properties style:vertical-align="top" fo:background-color="#e6e6e6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H27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3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start" style:justify-single-word="false" style:snap-to-layout-grid="false"/>
      <style:text-properties fo:color="#000000" style:font-name="Calibri" fo:font-size="9pt" fo:language="ca" fo:country="ES" officeooo:paragraph-rsid="0072d320" style:font-size-asian="9pt" style:font-name-complex="Calibri" style:font-size-complex="10pt"/>
    </style:style>
    <style:style style:name="P10" style:family="paragraph" style:parent-style-name="Standard">
      <style:paragraph-properties fo:text-align="start" style:justify-single-word="false" style:snap-to-layout-grid="false"/>
      <style:text-properties fo:color="#000000" style:font-name="Calibri" fo:font-size="9pt" fo:language="ca" fo:country="ES" officeooo:paragraph-rsid="0072d320" style:font-size-asian="9pt" style:font-name-complex="Calibri"/>
    </style:style>
    <style:style style:name="P11" style:family="paragraph" style:parent-style-name="Standard">
      <style:paragraph-properties fo:text-align="start" style:justify-single-word="false" style:snap-to-layout-grid="false"/>
      <style:text-properties fo:color="#000000" style:font-name="Calibri1" fo:font-size="10pt" fo:language="ca" fo:country="ES" officeooo:paragraph-rsid="0072d320" style:font-size-asian="10pt" style:font-name-complex="Calibri1" style:font-size-complex="10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Calibri1" fo:font-size="10pt" fo:language="ca" fo:country="ES" officeooo:paragraph-rsid="0072d320" style:font-name-asian="Lucida Sans Unicode" style:font-size-asian="10pt" style:font-name-complex="Calibri1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1" fo:font-size="10pt" fo:language="ca" fo:country="ES" officeooo:paragraph-rsid="0072d320" style:letter-kerning="true" style:font-name-asian="SimSun2" style:font-size-asian="10pt" style:language-asian="zh" style:country-asian="CN" style:font-name-complex="Calibri1" style:font-size-complex="10pt" style:language-complex="hi" style:country-complex="IN"/>
    </style:style>
    <style:style style:name="P14" style:family="paragraph" style:parent-style-name="Standard">
      <style:paragraph-properties fo:text-align="start" style:justify-single-word="false"/>
      <style:text-properties style:font-name="Calibri" fo:font-size="9pt" fo:language="ca" fo:country="ES" officeooo:paragraph-rsid="0072d320" style:font-size-asian="9pt" style:font-name-complex="Calibri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" fo:font-size="9pt" fo:language="ca" fo:country="ES" officeooo:paragraph-rsid="0072d320" style:font-size-asian="9pt" style:font-name-complex="Calibri"/>
    </style:style>
    <style:style style:name="P16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2d320"/>
    </style:style>
    <style:style style:name="P17" style:family="paragraph" style:parent-style-name="Standard">
      <style:paragraph-properties fo:text-align="start" style:justify-single-word="false"/>
      <style:text-properties officeooo:paragraph-rsid="0072d320"/>
    </style:style>
    <style:style style:name="P18" style:family="paragraph" style:parent-style-name="Standard">
      <style:paragraph-properties style:line-height-at-least="0.353cm" fo:text-align="start" style:justify-single-word="false" style:snap-to-layout-grid="false"/>
      <style:text-properties fo:language="ca" fo:country="ES" officeooo:paragraph-rsid="0072d320"/>
    </style:style>
    <style:style style:name="P19" style:family="paragraph" style:parent-style-name="Standard">
      <style:paragraph-properties fo:text-align="start" style:justify-single-word="false" style:snap-to-layout-grid="false"/>
      <style:text-properties fo:language="ca" fo:country="ES" officeooo:paragraph-rsid="0072d320"/>
    </style:style>
    <style:style style:name="P20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2d320" style:font-size-asian="8pt" style:font-size-complex="8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fo:color="#000000" style:font-name="Calibri" fo:font-size="9pt" fo:language="ca" fo:country="ES" officeooo:paragraph-rsid="0072d320" style:font-name-asian="Lucida Sans Unicode" style:font-size-asian="9pt" style:font-name-complex="Calibri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fo:color="#000000" style:font-name="Calibri" fo:font-size="9pt" fo:language="ca" fo:country="ES" officeooo:paragraph-rsid="0072d320" style:font-size-asian="9pt" style:font-name-complex="Calibri" style:font-size-complex="10p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style:font-name="Calibri" fo:font-size="9pt" fo:language="ca" fo:country="ES" officeooo:paragraph-rsid="0072d320" style:font-size-asian="9pt" style:font-name-complex="Calibri" style:font-size-complex="10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style:font-name="Calibri" fo:font-size="9pt" fo:language="ca" fo:country="ES" officeooo:paragraph-rsid="0072d320" style:font-size-asian="9pt" style:font-name-complex="Calibri"/>
    </style:style>
    <style:style style:name="P25" style:family="paragraph" style:parent-style-name="Text_20_body">
      <style:paragraph-properties fo:margin-top="0cm" fo:margin-bottom="0cm" style:contextual-spacing="false" fo:line-height="100%" fo:text-align="start" style:justify-single-word="false" style:snap-to-layout-grid="false"/>
      <style:text-properties fo:color="#000000" style:font-name="Calibri" fo:font-size="10pt" fo:language="ca" fo:country="ES" officeooo:paragraph-rsid="0072d320" style:font-name-asian="Lucida Sans Unicode" style:font-size-asian="10pt" style:font-name-complex="Calibri" style:font-size-complex="10pt"/>
    </style:style>
    <style:style style:name="P26" style:family="paragraph" style:parent-style-name="Text_20_body">
      <style:paragraph-properties fo:margin-top="0cm" fo:margin-bottom="0cm" style:contextual-spacing="false" fo:text-align="start" style:justify-single-word="false" style:snap-to-layout-grid="false"/>
      <style:text-properties fo:color="#000000" style:font-name="Calibri1" fo:font-size="10pt" fo:language="ca" fo:country="ES" officeooo:paragraph-rsid="0072d320" style:font-name-asian="Lucida Sans Unicode" style:font-size-asian="10pt" style:font-name-complex="Calibri1" style:font-size-complex="10pt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 style:snap-to-layout-grid="false"/>
      <style:text-properties style:font-name="Calibri" fo:font-size="9pt" fo:language="ca" fo:country="ES" officeooo:paragraph-rsid="0072d320" style:font-size-asian="9pt" style:font-name-complex="Calibri" style:font-size-complex="9pt"/>
    </style:style>
    <style:style style:name="P28" style:family="paragraph" style:parent-style-name="Text_20_body">
      <style:paragraph-properties fo:margin-top="0cm" fo:margin-bottom="0cm" style:contextual-spacing="false" style:line-height-at-least="0.353cm" fo:text-align="start" style:justify-single-word="false" fo:orphans="2" fo:widows="2" style:snap-to-layout-grid="false"/>
      <style:text-properties fo:language="ca" fo:country="ES" officeooo:paragraph-rsid="0072d320"/>
    </style:style>
    <style:style style:name="P29" style:family="paragraph" style:parent-style-name="Text_20_body">
      <style:paragraph-properties fo:margin-top="0cm" fo:margin-bottom="0cm" style:contextual-spacing="false" style:line-height-at-least="0.176cm" fo:text-align="start" style:justify-single-word="false" style:snap-to-layout-grid="false"/>
      <style:text-properties fo:language="ca" fo:country="ES" officeooo:paragraph-rsid="0072d320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 style:snap-to-layout-grid="false"/>
      <style:text-properties fo:language="ca" fo:country="ES" officeooo:paragraph-rsid="0072d320"/>
    </style:style>
    <style:style style:name="P31" style:family="paragraph" style:parent-style-name="western">
      <style:paragraph-properties fo:margin-top="0cm" fo:margin-bottom="0cm" style:contextual-spacing="false" fo:text-align="start" style:justify-single-word="false" style:snap-to-layout-grid="false"/>
      <style:text-properties fo:color="#000000" style:font-name="Calibri" fo:font-size="10pt" fo:language="ca" fo:country="ES" officeooo:paragraph-rsid="0072d320" style:letter-kerning="true" style:font-name-asian="Times New Roman1" style:font-size-asian="10pt" style:language-asian="ar" style:country-asian="SA" style:font-name-complex="Calibri" style:font-size-complex="10pt" style:language-complex="hi" style:country-complex="IN"/>
    </style:style>
    <style:style style:name="P32" style:family="paragraph" style:parent-style-name="western">
      <style:paragraph-properties fo:margin-top="0cm" fo:margin-bottom="0cm" style:contextual-spacing="false" fo:text-align="start" style:justify-single-word="false" style:snap-to-layout-grid="false"/>
      <style:text-properties fo:color="#000000" style:font-name="Calibri1" fo:font-size="10pt" fo:language="ca" fo:country="ES" officeooo:paragraph-rsid="0072d320" style:letter-kerning="true" style:font-name-asian="SimSun2" style:font-size-asian="10pt" style:language-asian="zh" style:country-asian="CN" style:font-name-complex="Calibri1" style:font-size-complex="10pt" style:language-complex="hi" style:country-complex="IN"/>
    </style:style>
    <style:style style:name="P33" style:family="paragraph" style:parent-style-name="western">
      <style:paragraph-properties fo:margin-top="0cm" fo:margin-bottom="0cm" style:contextual-spacing="false" fo:text-align="start" style:justify-single-word="false" style:snap-to-layout-grid="false"/>
      <style:text-properties style:font-name="Calibri" fo:font-size="10pt" fo:language="ca" fo:country="ES" officeooo:paragraph-rsid="0072d320" style:font-size-asian="10pt" style:font-name-complex="Calibri" style:font-size-complex="10pt"/>
    </style:style>
    <style:style style:name="P34" style:family="paragraph" style:parent-style-name="WW-Cuerpo_20_de_20_texto">
      <style:paragraph-properties fo:margin-top="0cm" fo:margin-bottom="0cm" style:contextual-spacing="false" fo:line-height="100%" fo:text-align="start" style:justify-single-word="false" style:snap-to-layout-grid="false"/>
      <style:text-properties fo:color="#000000" style:font-name="Calibri1" fo:font-size="10pt" fo:language="ca" fo:country="ES" officeooo:paragraph-rsid="0072d320" style:font-size-asian="10pt" style:font-name-complex="Calibri1" style:font-size-complex="10pt"/>
    </style:style>
    <style:style style:name="P35" style:family="paragraph" style:parent-style-name="WW-Cuerpo_20_de_20_texto1">
      <style:paragraph-properties fo:margin-top="0cm" fo:margin-bottom="0cm" style:contextual-spacing="false" style:line-height-at-least="0.176cm" fo:text-align="start" style:justify-single-word="false" style:snap-to-layout-grid="false"/>
      <style:text-properties fo:language="ca" fo:country="ES" officeooo:paragraph-rsid="0072d320"/>
    </style:style>
    <style:style style:name="P36" style:family="paragraph" style:parent-style-name="Texto_20_independiente_20_3">
      <style:paragraph-properties fo:margin-top="0cm" fo:margin-bottom="0cm" style:contextual-spacing="false" fo:text-align="start" style:justify-single-word="false" style:snap-to-layout-grid="false"/>
      <style:text-properties fo:language="ca" fo:country="ES" officeooo:paragraph-rsid="0072d320"/>
    </style:style>
    <style:style style:name="P37" style:family="paragraph" style:parent-style-name="_31__20_cabecera">
      <style:text-properties fo:language="ca" fo:country="ES" officeooo:paragraph-rsid="0072d320"/>
    </style:style>
    <style:style style:name="P38" style:family="paragraph" style:parent-style-name="_33__20_gris">
      <style:text-properties fo:language="ca" fo:country="ES" officeooo:paragraph-rsid="0072d320"/>
    </style:style>
    <style:style style:name="P39" style:family="paragraph" style:parent-style-name="_33__20_gris">
      <style:text-properties fo:language="ca" fo:country="ES" officeooo:rsid="0072d320" officeooo:paragraph-rsid="0072d320"/>
    </style:style>
    <style:style style:name="P40" style:family="paragraph" style:parent-style-name="_33__20_gris">
      <style:text-properties fo:font-size="9pt" fo:language="ca" fo:country="ES" officeooo:rsid="0072d320" officeooo:paragraph-rsid="0072d320" style:font-size-asian="9pt" style:font-size-complex="9pt"/>
    </style:style>
    <style:style style:name="P41" style:family="paragraph" style:parent-style-name="_34__20_competencias">
      <style:text-properties fo:language="ca" fo:country="ES" officeooo:paragraph-rsid="0072d320"/>
    </style:style>
    <style:style style:name="P42" style:family="paragraph" style:parent-style-name="_31__20_Cabecera">
      <style:text-properties fo:language="ca" fo:country="ES" fo:font-weight="normal" officeooo:paragraph-rsid="0072d320" style:font-weight-asian="normal" style:font-weight-complex="normal"/>
    </style:style>
    <style:style style:name="P43" style:family="paragraph" style:parent-style-name="_31__20_Cabecera">
      <style:text-properties fo:language="ca" fo:country="ES" fo:font-weight="normal" officeooo:paragraph-rsid="00766ffc" style:font-weight-asian="normal" style:font-weight-complex="normal"/>
    </style:style>
    <style:style style:name="P44" style:family="paragraph" style:parent-style-name="Texto_20_independiente_20_3">
      <style:paragraph-properties fo:line-height="115%" fo:text-align="start" style:justify-single-word="false" fo:orphans="2" fo:widows="2" style:snap-to-layout-grid="false"/>
      <style:text-properties fo:language="ca" fo:country="ES" officeooo:paragraph-rsid="0072d320" style:font-name-asian="Arial"/>
    </style:style>
    <style:style style:name="P45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style:font-name="Calibri1" fo:font-size="9pt" style:font-size-asian="9pt" style:font-name-complex="Calibri1" style:font-size-complex="9pt"/>
    </style:style>
    <style:style style:name="T4" style:family="text">
      <style:text-properties fo:color="#000000" style:font-name="Calibri1" fo:font-size="9pt" fo:font-weight="bold" style:font-size-asian="9pt" style:font-weight-asian="bold" style:font-name-complex="Calibri1" style:font-size-complex="9pt"/>
    </style:style>
    <style:style style:name="T5" style:family="text">
      <style:text-properties fo:color="#000000" style:font-name="Calibri1" fo:font-size="9pt" fo:font-weight="bold" style:font-size-asian="9pt" style:font-weight-asian="bold" style:font-name-complex="Calibri1" style:font-size-complex="9pt" style:font-weight-complex="bold"/>
    </style:style>
    <style:style style:name="T6" style:family="text">
      <style:text-properties fo:color="#000000" style:font-name="Calibri1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7" style:family="text">
      <style:text-properties fo:color="#000000" style:font-name="Calibri1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8" style:family="text"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9" style:family="text">
      <style:text-properties fo:color="#000000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10" style:family="text">
      <style:text-properties fo:color="#000000" style:font-name="Calibri1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T11" style:family="text">
      <style:text-properties fo:color="#000000" style:font-name="Calibri1" fo:font-size="9pt" style:font-name-asian="Arial" style:font-size-asian="9pt" style:font-name-complex="Calibri1" style:font-size-complex="9pt"/>
    </style:style>
    <style:style style:name="T12" style:family="text">
      <style:text-properties fo:color="#000000" style:font-name="Calibri1" fo:font-size="9pt" style:text-underline-style="solid" style:text-underline-width="auto" style:text-underline-color="font-color" style:font-name-asian="Arial" style:font-size-asian="9pt" style:font-name-complex="Calibri1" style:font-size-complex="9pt"/>
    </style:style>
    <style:style style:name="T13" style:family="text">
      <style:text-properties fo:color="#000000" style:font-name="Calibri1" fo:font-size="9pt" style:text-underline-style="solid" style:text-underline-width="auto" style:text-underline-color="font-color" fo:background-color="transparent" loext:char-shading-value="0" style:font-name-asian="Arial" style:font-size-asian="9pt" style:font-name-complex="Calibri1" style:font-size-complex="9pt"/>
    </style:style>
    <style:style style:name="T14" style:family="text">
      <style:text-properties fo:color="#000000" style:font-name="Calibri1" fo:font-size="9pt" style:text-underline-style="solid" style:text-underline-width="auto" style:text-underline-color="font-color" fo:background-color="transparent" loext:char-shading-value="0" style:font-size-asian="9pt" style:font-name-complex="Calibri1" style:font-size-complex="9pt"/>
    </style:style>
    <style:style style:name="T15" style:family="text">
      <style:text-properties fo:color="#000000" style:font-name="Calibri1" fo:font-size="9pt" fo:background-color="transparent" loext:char-shading-value="0" style:font-name-asian="Arial" style:font-size-asian="9pt" style:font-name-complex="Calibri1" style:font-size-complex="9pt"/>
    </style:style>
    <style:style style:name="T16" style:family="text">
      <style:text-properties fo:color="#000000" style:font-name="Calibri1" fo:font-size="9pt" fo:background-color="transparent" loext:char-shading-value="0" style:font-size-asian="9pt" style:font-name-complex="Calibri1" style:font-size-complex="9pt"/>
    </style:style>
    <style:style style:name="T17" style:family="text">
      <style:text-properties fo:color="#000000" style:font-name="Calibri1" fo:font-size="9pt" style:text-underline-style="none" fo:background-color="transparent" loext:char-shading-value="0" style:font-size-asian="9pt" style:font-name-complex="Calibri1" style:font-size-complex="9pt"/>
    </style:style>
    <style:style style:name="T18" style:family="text">
      <style:text-properties fo:color="#000000" style:font-name="Calibri1" fo:font-size="9pt" style:text-underline-style="none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19" style:family="text">
      <style:text-properties fo:color="#000000" style:font-name="Calibri1" fo:font-size="9pt" style:font-name-asian="Calibri1" style:font-size-asian="9pt" style:font-name-complex="Calibri1" style:font-size-complex="9pt"/>
    </style:style>
    <style:style style:name="T20" style:family="text">
      <style:text-properties fo:color="#000000" style:font-name="Calibri1" fo:font-size="10pt" style:font-size-asian="10pt" style:font-name-complex="Calibri1" style:font-size-complex="10pt"/>
    </style:style>
    <style:style style:name="T21" style:family="text">
      <style:text-properties fo:color="#000000" style:font-name="Calibri1" fo:font-size="10pt" style:font-name-asian="Lucida Sans Unicode" style:font-size-asian="10pt" style:font-name-complex="Calibri1" style:font-size-complex="10pt"/>
    </style:style>
    <style:style style:name="T22" style:family="text">
      <style:text-properties fo:color="#000000" style:font-name="Calibri1" fo:font-size="10pt" fo:background-color="transparent" loext:char-shading-value="0" style:font-name-asian="Lucida Sans Unicode" style:font-size-asian="10pt" style:font-name-complex="Calibri1" style:font-size-complex="10pt"/>
    </style:style>
    <style:style style:name="T23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4" style:family="text">
      <style:text-properties style:text-position="super 58%"/>
    </style:style>
    <style:style style:name="T25" style:family="text">
      <style:text-properties style:font-name="Calibri1" style:font-name-complex="Calibri1"/>
    </style:style>
    <style:style style:name="T26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27" style:family="text">
      <style:text-properties style:font-name="Calibri1" fo:font-size="9pt" style:font-size-asian="9pt" style:font-name-complex="Calibri1" style:font-size-complex="9pt"/>
    </style:style>
    <style:style style:name="T28" style:family="text">
      <style:text-properties style:font-name="Calibri1" fo:font-size="9pt" fo:font-weight="bold" style:font-size-asian="9pt" style:font-weight-asian="bold" style:font-name-complex="Calibri1" style:font-size-complex="9pt"/>
    </style:style>
    <style:style style:name="T29" style:family="text">
      <style:text-properties style:font-name="Calibri1" fo:font-size="9pt" fo:font-weight="bold" style:font-size-asian="9pt" style:font-weight-asian="bold" style:font-name-complex="Calibri1" style:font-size-complex="9pt" style:font-weight-complex="bold"/>
    </style:style>
    <style:style style:name="T30" style:family="text">
      <style:text-properties style:font-name="Calibri1" fo:font-size="9pt" fo:font-weight="bold" fo:background-color="transparent" loext:char-shading-value="0" style:font-size-asian="9pt" style:font-weight-asian="bold" style:font-name-complex="Calibri1" style:font-size-complex="9pt"/>
    </style:style>
    <style:style style:name="T31" style:family="text">
      <style:text-properties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32" style:family="text">
      <style:text-properties style:font-name="Calibri1" fo:font-size="10pt" style:font-size-asian="10pt" style:font-name-complex="Calibri1" style:font-size-complex="10pt"/>
    </style:style>
    <style:style style:name="T33" style:family="text">
      <style:text-properties fo:color="#00000a" style:font-name="Calibri1" fo:font-size="9pt" style:font-size-asian="9pt" style:font-name-complex="Calibri1" style:font-size-complex="9pt"/>
    </style:style>
    <style:style style:name="T34" style:family="text">
      <style:text-properties fo:color="#00000a" style:font-name="Calibri1" fo:font-size="9pt" style:text-underline-style="solid" style:text-underline-width="auto" style:text-underline-color="font-color" fo:background-color="transparent" loext:char-shading-value="0" style:font-size-asian="9pt" style:font-name-complex="Calibri1" style:font-size-complex="9pt"/>
    </style:style>
    <style:style style:name="T35" style:family="text">
      <style:text-properties fo:color="#00000a" style:font-name="Calibri1" fo:font-size="9pt" fo:font-weight="bold" style:font-size-asian="9pt" style:font-weight-asian="bold" style:font-name-complex="Calibri1" style:font-size-complex="9pt" style:font-weight-complex="bold"/>
    </style:style>
    <style:style style:name="T36" style:family="text">
      <style:text-properties fo:color="#00000a" style:font-name="Calibri1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37" style:family="text">
      <style:text-properties fo:color="#00000a" style:font-name="Calibri1" fo:font-size="9pt" fo:font-weight="normal" fo:background-color="transparent" loext:char-shading-value="0" style:font-size-asian="9pt" style:font-weight-asian="normal" style:font-name-complex="Calibri1" style:font-size-complex="9pt" style:font-weight-complex="normal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45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16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 table:number-columns-repeated="3"/>
        <table:table-column table:style-name="Tabla3.H"/>
        <table:table-row table:style-name="Tabla3.1">
          <table:table-cell table:style-name="Tabla3.A1" table:number-columns-spanned="4" office:value-type="string">
            <text:p text:style-name="P37">ÀREA: CIÈNCIES DE LA NATURALESA <text:s text:c="19"/>NIVELL: 3r EDUCACIÓ PRIMÀRIA</text:p>
          </table:table-cell>
          <table:covered-table-cell/>
          <table:covered-table-cell/>
          <table:covered-table-cell/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H1" office:value-type="string">
            <text:p text:style-name="P37"/>
          </table:table-cell>
        </table:table-row>
        <table:table-row table:style-name="Tabla3.1">
          <table:table-cell table:style-name="Tabla3.A2" table:number-columns-spanned="4" office:value-type="string">
            <text:p text:style-name="P42">BLOC 1: INICIACIÓ A L’ACTIVITAT CIENTÍFICA</text:p>
          </table:table-cell>
          <table:covered-table-cell/>
          <table:covered-table-cell/>
          <table:covered-table-cell/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7"/>
          </table:table-cell>
          <table:table-cell table:style-name="Tabla3.A2" office:value-type="string">
            <text:p text:style-name="P37"/>
          </table:table-cell>
          <table:table-cell table:style-name="Tabla3.H2" office:value-type="string">
            <text:p text:style-name="P37"/>
          </table:table-cell>
        </table:table-row>
        <table:table-row table:style-name="Tabla3.1">
          <table:table-cell table:style-name="Tabla3.A3" office:value-type="string">
            <text:p text:style-name="P39">CONTINGUTS</text:p>
          </table:table-cell>
          <table:table-cell table:style-name="Tabla3.A3" office:value-type="string">
            <text:p text:style-name="P38">CRITERIS D'AVALUACIÓ</text:p>
          </table:table-cell>
          <table:table-cell table:style-name="Tabla3.C3" office:value-type="string">
            <text:p text:style-name="P38"><text:span text:style-name="T25">INDICADORS </text:span><text:span text:style-name="T26">D'ÈXIT</text:span></text:p>
          </table:table-cell>
          <table:table-cell table:style-name="Tabla3.C3" office:value-type="string">
            <text:p text:style-name="P38">CCLV</text:p>
          </table:table-cell>
          <table:table-cell table:style-name="Tabla3.C3" office:value-type="string">
            <text:p text:style-name="P40">1<text:span text:style-name="T24">r</text:span> T</text:p>
          </table:table-cell>
          <table:table-cell table:style-name="Tabla3.C3" office:value-type="string">
            <text:p text:style-name="P40">2<text:span text:style-name="T24">n</text:span> T</text:p>
          </table:table-cell>
          <table:table-cell table:style-name="Tabla3.C3" office:value-type="string">
            <text:p text:style-name="P40">3<text:span text:style-name="T24">r</text:span> T</text:p>
          </table:table-cell>
          <table:table-cell table:style-name="Tabla3.H3" office:value-type="string">
            <text:p text:style-name="P40">FIN</text:p>
          </table:table-cell>
        </table:table-row>
        <table:table-row table:style-name="Tabla3.1">
          <table:table-cell table:style-name="Tabla3.A16" table:number-rows-spanned="13" office:value-type="string">
            <text:p text:style-name="P10">Formulació d’interrogants a partir d’un problema o qüestió.</text:p>
            <text:p text:style-name="P14">Contrastació de dades de diferents fonts.</text:p>
            <text:p text:style-name="P14">Planificació de projectes individuals o col·lectius.</text:p>
            <text:p text:style-name="P14">Desenrotllament d’hàbits de treball entorn de l’activitat científica.</text:p>
            <text:p text:style-name="P9"/>
          </table:table-cell>
          <table:table-cell table:style-name="Tabla3.B6" table:number-rows-spanned="3" office:value-type="string">
            <text:p text:style-name="P11">3rCN.BL1.1 Plantejar preguntes i organitzar-les, amb l’ajuda del professor, en un pla o guió a partir de les experiències de l’alumne, que poden ser abordades per mitjà de l’ús de diferents fonts d’informació, treball de camp o laboratori; plantejar també normes bàsiques de comportament fora de l’aula i en les activitats extraescolars; determinar els conceptes clau, i establir els mètodes i els instruments més adequats.</text:p>
          </table:table-cell>
          <table:table-cell table:style-name="Tabla3.C4" office:value-type="string">
            <text:p text:style-name="P36"><text:span text:style-name="T3">3rCN.BL1.1.1 Formula preguntes amb l’ajuda de professor sobre el ser humà i la salut, els sers vius, la matèria i l’energia i la tecnologia, que puguen ser </text:span><text:span text:style-name="T5">verificades</text:span><text:span text:style-name="T3"> per mitjà de l’ús de </text:span><text:span text:style-name="T5">diferents fonts d’informació i a partir de les pròpies experiències en treballs de camp o laboratori </text:span><text:span text:style-name="T3">amb diversos mètodes i instruments. <text:s/></text:span></text:p>
          </table:table-cell>
          <table:table-cell table:style-name="Tabla3.D4" office:value-type="string">
            <text:p text:style-name="P41">CMCT</text:p>
            <text:p text:style-name="P41">CCLI</text:p>
            <text:p text:style-name="P41">CAA</text:p>
            <text:p text:style-name="P41"/>
          </table:table-cell>
          <table:table-cell table:style-name="Tabla3.E4" office:value-type="string">
            <text:p text:style-name="P41"/>
          </table:table-cell>
          <table:table-cell table:style-name="Tabla3.F4" office:value-type="string">
            <text:p text:style-name="P41"/>
          </table:table-cell>
          <table:table-cell table:style-name="Tabla3.G4" office:value-type="string">
            <text:p text:style-name="P41"/>
          </table:table-cell>
          <table:table-cell table:style-name="Tabla3.H4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5" office:value-type="string">
            <text:p text:style-name="P27">3rCN.BL1.1.2 Organitza, amb l’ajuda del professor i a través del diàleg col·lectiu, les preguntes formulades en un pla o guió i n’identifica els conceptes clau. </text:p>
          </table:table-cell>
          <table:table-cell table:style-name="Tabla3.D5" office:value-type="string">
            <text:p text:style-name="P41">CMCT</text:p>
            <text:p text:style-name="P41">CAA</text:p>
            <text:p text:style-name="P41"/>
          </table:table-cell>
          <table:table-cell table:style-name="Tabla3.E5" office:value-type="string">
            <text:p text:style-name="P41"/>
          </table:table-cell>
          <table:table-cell table:style-name="Tabla3.F5" office:value-type="string">
            <text:p text:style-name="P41"/>
          </table:table-cell>
          <table:table-cell table:style-name="Tabla3.G5" office:value-type="string">
            <text:p text:style-name="P41"/>
          </table:table-cell>
          <table:table-cell table:style-name="Tabla3.H5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4" office:value-type="string">
            <text:p text:style-name="P30"><text:span text:style-name="T27">3rCN.BL1.1.3 Reconeix i complix <text:s/>les </text:span><text:span text:style-name="T29">normes bàsiques de comportament i de la cura de materials i instruments </text:span><text:span text:style-name="T31">proposades</text:span><text:span text:style-name="T27"> per l'adult</text:span><text:span text:style-name="T29"> </text:span><text:span text:style-name="T31">durant</text:span><text:span text:style-name="T27"> les experiències realitzades </text:span><text:span text:style-name="T29">al laboratori o en eixides fora de l'aula</text:span><text:span text:style-name="T3">.</text:span></text:p>
          </table:table-cell>
          <table:table-cell table:style-name="Tabla3.D6" office:value-type="string">
            <text:p text:style-name="P41">CSC</text:p>
            <text:p text:style-name="P41"/>
          </table:table-cell>
          <table:table-cell table:style-name="Tabla3.E6" office:value-type="string">
            <text:p text:style-name="P41"/>
          </table:table-cell>
          <table:table-cell table:style-name="Tabla3.F6" office:value-type="string">
            <text:p text:style-name="P41"/>
          </table:table-cell>
          <table:table-cell table:style-name="Tabla3.G6" office:value-type="string">
            <text:p text:style-name="P41"/>
          </table:table-cell>
          <table:table-cell table:style-name="Tabla3.H6" office:value-type="string">
            <text:p text:style-name="P41"/>
          </table:table-cell>
        </table:table-row>
        <table:table-row table:style-name="Tabla3.1">
          <table:covered-table-cell/>
          <table:table-cell table:style-name="Tabla3.B8" table:number-rows-spanned="2" office:value-type="string">
            <text:p text:style-name="P11">3rCN.BL1.2 Obtindre de forma autònoma, per mitjà de l'exploració i observació i amb l'ajuda d'un guió previ, informació sobre fets, fenòmens del seu entorn i els efectes de les seues interaccions. Registrar <text:soft-page-break/>esta informació per mitjà de llistes, imatges i taules, utilitzant mitjans digitals d'emmagatzematge i cuidant del seu bon ús i manteniment.</text:p>
          </table:table-cell>
          <table:table-cell table:style-name="Tabla3.C7" office:value-type="string">
            <text:p text:style-name="P19"><text:span text:style-name="T33">3rCN.BL1.2.1 Obté <text:s/>i selecciona informació a partir d'un guió de </text:span><text:span text:style-name="T34">preguntes elaborades</text:span><text:span text:style-name="T33"> <text:s/>per mitjà de l'exploració, l'observació</text:span><text:span text:style-name="T35"> </text:span><text:span text:style-name="T37">i</text:span><text:span text:style-name="T33"> la descripció sistemàtica </text:span><text:span text:style-name="T35">sobre fets, <text:s/>fenòmens del seu entorn i els efectes de les seues interaccions.</text:span></text:p>
          </table:table-cell>
          <table:table-cell table:style-name="Tabla3.D7" office:value-type="string">
            <text:p text:style-name="P41">CMCT</text:p>
            <text:p text:style-name="P41">CAA</text:p>
          </table:table-cell>
          <table:table-cell table:style-name="Tabla3.E7" office:value-type="string">
            <text:p text:style-name="P41"/>
          </table:table-cell>
          <table:table-cell table:style-name="Tabla3.F7" office:value-type="string">
            <text:p text:style-name="P41"/>
          </table:table-cell>
          <table:table-cell table:style-name="Tabla3.G7" office:value-type="string">
            <text:p text:style-name="P41"/>
          </table:table-cell>
          <table:table-cell table:style-name="Tabla3.H7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8" office:value-type="string">
            <text:p text:style-name="P19"><text:span text:style-name="T3">3rCN.BL1.2.2 Registra i organitza, amb la supervisió del docent, la informació</text:span><text:span text:style-name="T5"> </text:span><text:span text:style-name="T9">obtinguda</text:span><text:span text:style-name="T3"> per mitjà de </text:span><text:span text:style-name="T5">textos senzills</text:span><text:span text:style-name="T3">,</text:span><text:span text:style-name="T5"> taules o gràfics</text:span><text:span text:style-name="T9">,</text:span><text:span text:style-name="T5"> </text:span><text:span text:style-name="T9">utilitzant</text:span><text:span text:style-name="T3"> mitjans digitals d'emmagatzematge i cuidant del seu bon ús i manteniment.</text:span></text:p>
          </table:table-cell>
          <table:table-cell table:style-name="Tabla3.D8" office:value-type="string">
            <text:p text:style-name="P41">CAA</text:p>
            <text:p text:style-name="P41">CD</text:p>
            <text:p text:style-name="P41"/>
          </table:table-cell>
          <table:table-cell table:style-name="Tabla3.E8" office:value-type="string">
            <text:p text:style-name="P41"/>
          </table:table-cell>
          <table:table-cell table:style-name="Tabla3.F8" office:value-type="string">
            <text:p text:style-name="P41"/>
          </table:table-cell>
          <table:table-cell table:style-name="Tabla3.G8" office:value-type="string">
            <text:p text:style-name="P41"/>
          </table:table-cell>
          <table:table-cell table:style-name="Tabla3.H8" office:value-type="string">
            <text:p text:style-name="P41"/>
          </table:table-cell>
        </table:table-row>
        <table:table-row table:style-name="Tabla3.1">
          <table:covered-table-cell/>
          <table:table-cell table:style-name="Tabla3.B9" office:value-type="string">
            <text:p text:style-name="P11">3rCN.BL1.3 Utilitzar esquemes, gràfiques i mapes per a representar la informació rellevant d'un fet o la seua evolució i destacar la seua relació amb altres fets o la seua rellevància per a la salut a títol individual, social i mediambiental en un determinat context.</text:p>
          </table:table-cell>
          <table:table-cell table:style-name="Tabla3.C9" office:value-type="string">
            <text:p text:style-name="P19"><text:span text:style-name="T27">3rCN.BL1.3.1 Utilitza la informació rellevant sobre un fet, organitzada en</text:span><text:span text:style-name="T33"> textos senzills, taules o gràfiques per a</text:span><text:span text:style-name="T29"> identificar la seua relació amb</text:span><text:span text:style-name="T27"> altres fets o la seua rellevància per a la salut <text:s/>individual, social i mediambiental en <text:s/>els</text:span><text:span text:style-name="T29"> contextos en què ha realitzat una indagació.</text:span></text:p>
          </table:table-cell>
          <table:table-cell table:style-name="Tabla3.D9" office:value-type="string">
            <text:p text:style-name="P41">CMCT</text:p>
            <text:p text:style-name="P41">CAA</text:p>
            <text:p text:style-name="P41">CCLI</text:p>
            <text:p text:style-name="P41"/>
          </table:table-cell>
          <table:table-cell table:style-name="Tabla3.E9" office:value-type="string">
            <text:p text:style-name="P41"/>
          </table:table-cell>
          <table:table-cell table:style-name="Tabla3.F9" office:value-type="string">
            <text:p text:style-name="P41"/>
          </table:table-cell>
          <table:table-cell table:style-name="Tabla3.G9" office:value-type="string">
            <text:p text:style-name="P41"/>
          </table:table-cell>
          <table:table-cell table:style-name="Tabla3.H9" office:value-type="string">
            <text:p text:style-name="P41"/>
          </table:table-cell>
        </table:table-row>
        <table:table-row table:style-name="Tabla3.1">
          <table:covered-table-cell/>
          <table:table-cell table:style-name="Tabla3.B10" office:value-type="string">
            <text:p text:style-name="P11">3rCN.BL1.4 Comunicar oralment els passos seguits en l'experiència realitzada i per escrit les conclusions extretes, després d'una planificació col·lectiva seguint un esquema prefixat.</text:p>
          </table:table-cell>
          <table:table-cell table:style-name="Tabla3.C10" office:value-type="string">
            <text:p text:style-name="P30"><text:span text:style-name="T33">3rCN.BL1.4.1 Comunica oralment i per escrit</text:span><text:span text:style-name="T35"> els passos seguits </text:span><text:span text:style-name="T33">en l'experiència realitzada, després d'una planificació col·lectiva i</text:span><text:span text:style-name="T35"> seguint un esquema prefixat.</text:span></text:p>
          </table:table-cell>
          <table:table-cell table:style-name="Tabla3.D10" office:value-type="string">
            <text:p text:style-name="P41">CCLI</text:p>
            <text:p text:style-name="P41">CAA</text:p>
            <text:p text:style-name="P41"/>
          </table:table-cell>
          <table:table-cell table:style-name="Tabla3.E10" office:value-type="string">
            <text:p text:style-name="P41"/>
          </table:table-cell>
          <table:table-cell table:style-name="Tabla3.F10" office:value-type="string">
            <text:p text:style-name="P41"/>
          </table:table-cell>
          <table:table-cell table:style-name="Tabla3.G10" office:value-type="string">
            <text:p text:style-name="P41"/>
          </table:table-cell>
          <table:table-cell table:style-name="Tabla3.H10" office:value-type="string">
            <text:p text:style-name="P41"/>
          </table:table-cell>
        </table:table-row>
        <table:table-row table:style-name="Tabla3.1">
          <table:covered-table-cell/>
          <table:table-cell table:style-name="Tabla3.B13" table:number-rows-spanned="3" office:value-type="string">
            <text:p text:style-name="P19"><text:span text:style-name="T32">3rCN.BL1.5 Participar en equips de treball realitzant la part de tasca que li correspon per a aconseguir metes comunes, reconeixent el seu rol</text:span><text:span text:style-name="T20">, confiant en les seues possibilitats i en les dels seus companys i regulant les seues emocions davant dels conflictes.</text:span></text:p>
          </table:table-cell>
          <table:table-cell table:style-name="Tabla3.C11" office:value-type="string">
            <text:p text:style-name="P30"><text:span text:style-name="T11">3rCN.BL1.5.1</text:span><text:span text:style-name="T6"> Reconeix</text:span><text:span text:style-name="T11"> </text:span><text:span text:style-name="T6">el seu rol i el dels seus companys</text:span><text:span text:style-name="T11"> en un equip de treball i mostra </text:span><text:span text:style-name="T6">confiança</text:span><text:span text:style-name="T11"> en les seues possibilitats mentres ho posa en pràctica</text:span><text:span text:style-name="T23">.</text:span></text:p>
          </table:table-cell>
          <table:table-cell table:style-name="Tabla3.D11" office:value-type="string">
            <text:p text:style-name="P41">CSC</text:p>
            <text:p text:style-name="P41">CAA</text:p>
            <text:p text:style-name="P41">SIEE</text:p>
          </table:table-cell>
          <table:table-cell table:style-name="Tabla3.E11" office:value-type="string">
            <text:p text:style-name="P41"/>
          </table:table-cell>
          <table:table-cell table:style-name="Tabla3.F11" office:value-type="string">
            <text:p text:style-name="P41"/>
          </table:table-cell>
          <table:table-cell table:style-name="Tabla3.G11" office:value-type="string">
            <text:p text:style-name="P41"/>
          </table:table-cell>
          <table:table-cell table:style-name="Tabla3.H11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12" office:value-type="string">
            <text:p text:style-name="P28"><text:span text:style-name="T11">3rCN.BL1.5.2 Participa en diàlegs per a resoldre conflictes interpersonals, </text:span><text:span text:style-name="T6">escolta amb atenció</text:span><text:span text:style-name="T11">, manté un contacte ocular intermitent i demostra interés amb gestos i paraules adequats.</text:span></text:p>
          </table:table-cell>
          <table:table-cell table:style-name="Tabla3.D12" office:value-type="string">
            <text:p text:style-name="P41">CSC</text:p>
            <text:p text:style-name="P41"/>
          </table:table-cell>
          <table:table-cell table:style-name="Tabla3.E12" office:value-type="string">
            <text:p text:style-name="P41"/>
          </table:table-cell>
          <table:table-cell table:style-name="Tabla3.F12" office:value-type="string">
            <text:p text:style-name="P41"/>
          </table:table-cell>
          <table:table-cell table:style-name="Tabla3.G12" office:value-type="string">
            <text:p text:style-name="P41"/>
          </table:table-cell>
          <table:table-cell table:style-name="Tabla3.H12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13" office:value-type="string">
            <text:p text:style-name="P44"><text:span text:style-name="T27">3rCN.BL1.5.3 Utilitza el diàleg igualitari per a resoldre conflictes habituals, expressa les seues emocions i sentiments de forma adequada i </text:span><text:span text:style-name="T29">manté la calma</text:span><text:span text:style-name="T27"> davant dels obstacles i malentesos.</text:span></text:p>
          </table:table-cell>
          <table:table-cell table:style-name="Tabla3.D13" office:value-type="string">
            <text:p text:style-name="P41">CSC</text:p>
            <text:p text:style-name="P41">CCLI</text:p>
            <text:p text:style-name="P41">SIEE</text:p>
            <text:p text:style-name="P41"/>
          </table:table-cell>
          <table:table-cell table:style-name="Tabla3.E13" office:value-type="string">
            <text:p text:style-name="P41"/>
          </table:table-cell>
          <table:table-cell table:style-name="Tabla3.F13" office:value-type="string">
            <text:p text:style-name="P41"/>
          </table:table-cell>
          <table:table-cell table:style-name="Tabla3.G13" office:value-type="string">
            <text:p text:style-name="P41"/>
          </table:table-cell>
          <table:table-cell table:style-name="Tabla3.H13" office:value-type="string">
            <text:p text:style-name="P41"/>
          </table:table-cell>
        </table:table-row>
        <table:table-row table:style-name="Tabla3.1">
          <table:covered-table-cell/>
          <table:table-cell table:style-name="Tabla3.B15" table:number-rows-spanned="2" office:value-type="string">
            <text:p text:style-name="P12">3rCN.BL1.6 Seguir les instruccions de <text:soft-page-break/>les tasques d'aprenentatge amb atenció i constància, adaptant-se als canvis sense desanimar-se davant de les dificultats i demanar ajuda si en necessita.</text:p>
          </table:table-cell>
          <table:table-cell table:style-name="Tabla3.C14" office:value-type="string">
            <text:p text:style-name="P30"><text:span text:style-name="T11">3rCN.BL1.6.1 Seguix amb atenció i constància les instruccions per a realitzar </text:span><text:soft-page-break/><text:span text:style-name="T6">dos activitats</text:span><text:span text:style-name="T11"> d'aprenentatge </text:span><text:span text:style-name="T6">consecutives.</text:span></text:p>
          </table:table-cell>
          <table:table-cell table:style-name="Tabla3.D14" office:value-type="string">
            <text:p text:style-name="P41">CAA</text:p>
            <text:p text:style-name="P41"/>
          </table:table-cell>
          <table:table-cell table:style-name="Tabla3.E14" office:value-type="string">
            <text:p text:style-name="P41"/>
          </table:table-cell>
          <table:table-cell table:style-name="Tabla3.F14" office:value-type="string">
            <text:p text:style-name="P41"/>
          </table:table-cell>
          <table:table-cell table:style-name="Tabla3.G14" office:value-type="string">
            <text:p text:style-name="P41"/>
          </table:table-cell>
          <table:table-cell table:style-name="Tabla3.H14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15" office:value-type="string">
            <text:p text:style-name="P30"><text:span text:style-name="T11">3rCN.BL1.6.2 </text:span><text:span text:style-name="T6">S'adapta als canvis</text:span><text:span text:style-name="T11"> que suposen les diferents activitats </text:span><text:span text:style-name="T6">sense desanimar-se</text:span><text:span text:style-name="T11"> davant de les dificultats. <text:s/></text:span></text:p>
          </table:table-cell>
          <table:table-cell table:style-name="Tabla3.D15" office:value-type="string">
            <text:p text:style-name="P41">SIEE</text:p>
            <text:p text:style-name="P41"/>
          </table:table-cell>
          <table:table-cell table:style-name="Tabla3.E15" office:value-type="string">
            <text:p text:style-name="P41"/>
          </table:table-cell>
          <table:table-cell table:style-name="Tabla3.F15" office:value-type="string">
            <text:p text:style-name="P41"/>
          </table:table-cell>
          <table:table-cell table:style-name="Tabla3.G15" office:value-type="string">
            <text:p text:style-name="P41"/>
          </table:table-cell>
          <table:table-cell table:style-name="Tabla3.H15" office:value-type="string">
            <text:p text:style-name="P41"/>
          </table:table-cell>
        </table:table-row>
        <table:table-row table:style-name="Tabla3.1">
          <table:covered-table-cell/>
          <table:table-cell table:style-name="Tabla3.B16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a3.C16" office:value-type="string">
            <text:p text:style-name="P30"><text:span text:style-name="T11">3rCN.BL1.7.2 Avalua la </text:span><text:span text:style-name="T6">qualitat del resultat </text:span><text:span text:style-name="T11">del desenrotllament d'un producte o una tasca tenint en compte </text:span><text:span text:style-name="T12">aspectes </text:span><text:span text:style-name="T13">prèviament determinats</text:span><text:span text:style-name="T15"> </text:span><text:span text:style-name="T11">per l'adult o de forma col·lectiva.</text:span></text:p>
          </table:table-cell>
          <table:table-cell table:style-name="Tabla3.D16" office:value-type="string">
            <text:p text:style-name="P41">CAA</text:p>
            <text:p text:style-name="P41">SIEE</text:p>
            <text:p text:style-name="P41"/>
          </table:table-cell>
          <table:table-cell table:style-name="Tabla3.E16" office:value-type="string">
            <text:p text:style-name="P41"/>
          </table:table-cell>
          <table:table-cell table:style-name="Tabla3.F16" office:value-type="string">
            <text:p text:style-name="P41"/>
          </table:table-cell>
          <table:table-cell table:style-name="Tabla3.G16" office:value-type="string">
            <text:p text:style-name="P41"/>
          </table:table-cell>
          <table:table-cell table:style-name="Tabla3.H16" office:value-type="string">
            <text:p text:style-name="P41"/>
          </table:table-cell>
        </table:table-row>
        <table:table-row table:style-name="Tabla3.1">
          <table:table-cell table:style-name="Tabla3.H2" table:number-columns-spanned="8" office:value-type="string">
            <text:p text:style-name="P42"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39">CONTINGUTS</text:p>
          </table:table-cell>
          <table:table-cell table:style-name="Tabla3.A18" office:value-type="string">
            <text:p text:style-name="P38">CRITERIS D'AVALUACIÓ</text:p>
          </table:table-cell>
          <table:table-cell table:style-name="Tabla3.A18" office:value-type="string">
            <text:p text:style-name="P38"><text:span text:style-name="T25">INDICADORS </text:span><text:span text:style-name="T26">D'ÈXIT</text:span></text:p>
          </table:table-cell>
          <table:table-cell table:style-name="Tabla3.A18" office:value-type="string">
            <text:p text:style-name="P38">CCLV</text:p>
          </table:table-cell>
          <table:table-cell table:style-name="Tabla3.A18" office:value-type="string">
            <text:p text:style-name="P40">1<text:span text:style-name="T24">r</text:span> T</text:p>
          </table:table-cell>
          <table:table-cell table:style-name="Tabla3.A18" office:value-type="string">
            <text:p text:style-name="P40">2<text:span text:style-name="T24">n</text:span> T</text:p>
          </table:table-cell>
          <table:table-cell table:style-name="Tabla3.A18" office:value-type="string">
            <text:p text:style-name="P40">3<text:span text:style-name="T24">r</text:span> T</text:p>
          </table:table-cell>
          <table:table-cell table:style-name="Tabla3.H18" office:value-type="string">
            <text:p text:style-name="P40">FIN</text:p>
          </table:table-cell>
        </table:table-row>
        <table:table-row table:style-name="Tabla3.1">
          <table:table-cell table:style-name="Tabla3.A24" table:number-rows-spanned="6" office:value-type="string">
            <text:p text:style-name="P15">Realització de projectes d’experimentació i/o investigació sobre continguts científics.</text:p>
            <text:p text:style-name="P14">Desenrotllament d’hàbits de treball entorn de l’activitat científica.</text:p>
            <text:p text:style-name="P14">Ús de manera guiada de ferramentes de busca i visualització digital en dispositius de les TIC per a obtindre informació.</text:p>
            <text:p text:style-name="P21">Esforç, força de voluntat. Constància i hàbits de treball.</text:p>
          </table:table-cell>
          <table:table-cell table:style-name="Tabla3.B20" table:number-rows-spanned="2" office:value-type="string">
            <text:p text:style-name="P25">3rCN.BL2.1 Identificar i localitzar els principals òrgans del cos humà i establir les relacions entre estos i les seues funcions, per mitjà de material visual.</text:p>
          </table:table-cell>
          <table:table-cell table:style-name="Tabla3.C19" office:value-type="string">
            <text:p text:style-name="P30"><text:span text:style-name="T3">3rCN.BL2.1.1</text:span><text:span text:style-name="T5"> </text:span><text:span text:style-name="T9">Reconeix</text:span><text:span text:style-name="T3"> els principals </text:span><text:span text:style-name="T5">òrgans del cos</text:span><text:span text:style-name="T3"> humà per mitjà de</text:span><text:span text:style-name="T5"> material visual, programes i aplicacions</text:span><text:span text:style-name="T3"> d'anatomia del cos humà.</text:span></text:p>
          </table:table-cell>
          <table:table-cell table:style-name="Tabla3.D19" office:value-type="string">
            <text:p text:style-name="P41">CMCT</text:p>
            <text:p text:style-name="P41">CD</text:p>
            <text:p text:style-name="P41"/>
          </table:table-cell>
          <table:table-cell table:style-name="Tabla3.E19" office:value-type="string">
            <text:p text:style-name="P41"/>
          </table:table-cell>
          <table:table-cell table:style-name="Tabla3.F19" office:value-type="string">
            <text:p text:style-name="P41"/>
          </table:table-cell>
          <table:table-cell table:style-name="Tabla3.G19" office:value-type="string">
            <text:p text:style-name="P41"/>
          </table:table-cell>
          <table:table-cell table:style-name="Tabla3.H19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20" office:value-type="string">
            <text:p text:style-name="P17"><text:span text:style-name="T3">3rCN.BL2.1.2 Establix les relacions entre els </text:span><text:span text:style-name="T5">principals òrgans del cos humà i les seues funcions</text:span><text:span text:style-name="T3"> per mitjà de</text:span><text:span text:style-name="T5"> material visual, programes i aplicacions d'anatomia del cos humà.</text:span></text:p>
          </table:table-cell>
          <table:table-cell table:style-name="Tabla3.D20" office:value-type="string">
            <text:p text:style-name="P41">CMCT</text:p>
            <text:p text:style-name="P41">CD</text:p>
          </table:table-cell>
          <table:table-cell table:style-name="Tabla3.E20" office:value-type="string">
            <text:p text:style-name="P41"/>
          </table:table-cell>
          <table:table-cell table:style-name="Tabla3.F20" office:value-type="string">
            <text:p text:style-name="P41"/>
          </table:table-cell>
          <table:table-cell table:style-name="Tabla3.G20" office:value-type="string">
            <text:p text:style-name="P41"/>
          </table:table-cell>
          <table:table-cell table:style-name="Tabla3.H20" office:value-type="string">
            <text:p text:style-name="P41"/>
          </table:table-cell>
        </table:table-row>
        <table:table-row table:style-name="Tabla3.1">
          <table:covered-table-cell/>
          <table:table-cell table:style-name="Tabla3.B22" table:number-rows-spanned="2" office:value-type="string">
            <text:p text:style-name="P30"><text:span text:style-name="T21">3rCN.BL2.2 Relacionar i adoptar hàbits de respiració i relaxació per a millorar el benestar físic i emocional com a mesura preventiva </text:span><text:span text:style-name="T22">per a fer davant de l'estrés.</text:span></text:p>
          </table:table-cell>
          <table:table-cell table:style-name="Tabla3.C21" office:value-type="string">
            <text:p text:style-name="P30"><text:span text:style-name="T33">3rCN.BL2.2.1 Adopta hàbits de </text:span><text:span text:style-name="T35">respiració i relaxació per a millorar el benestar físic i emocional.</text:span></text:p>
          </table:table-cell>
          <table:table-cell table:style-name="Tabla3.D21" office:value-type="string">
            <text:p text:style-name="P41">CMCT</text:p>
            <text:p text:style-name="P41">SIEE</text:p>
          </table:table-cell>
          <table:table-cell table:style-name="Tabla3.E21" office:value-type="string">
            <text:p text:style-name="P41"/>
          </table:table-cell>
          <table:table-cell table:style-name="Tabla3.F21" office:value-type="string">
            <text:p text:style-name="P41"/>
          </table:table-cell>
          <table:table-cell table:style-name="Tabla3.G21" office:value-type="string">
            <text:p text:style-name="P41"/>
          </table:table-cell>
          <table:table-cell table:style-name="Tabla3.H21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22" office:value-type="string">
            <text:p text:style-name="P17"><text:span text:style-name="T33">3rCN.BL2.2.2 Relaciona els hàbits de</text:span><text:span text:style-name="T35"> respiració i relaxació com a mesura preventiva</text:span><text:span text:style-name="T36"> per a fer front a l'estrés.</text:span></text:p>
          </table:table-cell>
          <table:table-cell table:style-name="Tabla3.D22" office:value-type="string">
            <text:p text:style-name="P41">CMCT</text:p>
            <text:p text:style-name="P41">SIEE</text:p>
          </table:table-cell>
          <table:table-cell table:style-name="Tabla3.E22" office:value-type="string">
            <text:p text:style-name="P41"/>
          </table:table-cell>
          <table:table-cell table:style-name="Tabla3.F22" office:value-type="string">
            <text:p text:style-name="P41"/>
          </table:table-cell>
          <table:table-cell table:style-name="Tabla3.G22" office:value-type="string">
            <text:p text:style-name="P41"/>
          </table:table-cell>
          <table:table-cell table:style-name="Tabla3.H22" office:value-type="string">
            <text:p text:style-name="P41"/>
          </table:table-cell>
        </table:table-row>
        <table:table-row table:style-name="Tabla3.1">
          <table:covered-table-cell/>
          <table:table-cell table:style-name="Tabla3.B24" table:number-rows-spanned="2" office:value-type="string">
            <text:p text:style-name="P26">3rCN.BL2.3 Reconéixer i expressar, a través del joc, emocions i sentiments propis i aliens.</text:p>
          </table:table-cell>
          <table:table-cell table:style-name="Tabla3.C23" office:value-type="string">
            <text:p text:style-name="P17"><text:span text:style-name="T3">3rCN.BL2.3.1 Reconeix, a través del joc, emocions i sentiments </text:span><text:span text:style-name="T5">propis i aliens.</text:span></text:p>
          </table:table-cell>
          <table:table-cell table:style-name="Tabla3.D23" office:value-type="string">
            <text:p text:style-name="P41">CSC</text:p>
            <text:p text:style-name="P41">CAA</text:p>
          </table:table-cell>
          <table:table-cell table:style-name="Tabla3.E23" office:value-type="string">
            <text:p text:style-name="P41"/>
          </table:table-cell>
          <table:table-cell table:style-name="Tabla3.F23" office:value-type="string">
            <text:p text:style-name="P41"/>
          </table:table-cell>
          <table:table-cell table:style-name="Tabla3.G23" office:value-type="string">
            <text:p text:style-name="P41"/>
          </table:table-cell>
          <table:table-cell table:style-name="Tabla3.H23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24" office:value-type="string">
            <text:p text:style-name="P17"><text:span text:style-name="T3">3rCN.BL2.3.2 Expressa, a través del joc, emocions i sentiments </text:span><text:span text:style-name="T5">propis i aliens.</text:span></text:p>
          </table:table-cell>
          <table:table-cell table:style-name="Tabla3.D24" office:value-type="string">
            <text:p text:style-name="P41">CSC</text:p>
            <text:p text:style-name="P41">CAA</text:p>
          </table:table-cell>
          <table:table-cell table:style-name="Tabla3.E24" office:value-type="string">
            <text:p text:style-name="P41"/>
          </table:table-cell>
          <table:table-cell table:style-name="Tabla3.F24" office:value-type="string">
            <text:p text:style-name="P41"/>
          </table:table-cell>
          <table:table-cell table:style-name="Tabla3.G24" office:value-type="string">
            <text:p text:style-name="P41"/>
          </table:table-cell>
          <table:table-cell table:style-name="Tabla3.H24" office:value-type="string">
            <text:p text:style-name="P41"/>
          </table:table-cell>
        </table:table-row>
        <text:soft-page-break/>
        <table:table-row table:style-name="Tabla3.1">
          <table:table-cell table:style-name="Tabla3.H2" table:number-columns-spanned="8" office:value-type="string">
            <text:p text:style-name="P42">BLOC 3.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39">CONTINGUTS</text:p>
          </table:table-cell>
          <table:table-cell table:style-name="Tabla3.A18" office:value-type="string">
            <text:p text:style-name="P38">CRITERIS D'AVALUACIÓ</text:p>
          </table:table-cell>
          <table:table-cell table:style-name="Tabla3.A18" office:value-type="string">
            <text:p text:style-name="P38"><text:span text:style-name="T25">INDICADORS </text:span><text:span text:style-name="T26">D'ÈXIT</text:span></text:p>
          </table:table-cell>
          <table:table-cell table:style-name="Tabla3.A18" office:value-type="string">
            <text:p text:style-name="P38">CCLV</text:p>
          </table:table-cell>
          <table:table-cell table:style-name="Tabla3.A18" office:value-type="string">
            <text:p text:style-name="P40">1<text:span text:style-name="T24">r</text:span> T</text:p>
          </table:table-cell>
          <table:table-cell table:style-name="Tabla3.A18" office:value-type="string">
            <text:p text:style-name="P40">2<text:span text:style-name="T24">n</text:span> T</text:p>
          </table:table-cell>
          <table:table-cell table:style-name="Tabla3.A18" office:value-type="string">
            <text:p text:style-name="P40">3<text:span text:style-name="T24">r</text:span> T</text:p>
          </table:table-cell>
          <table:table-cell table:style-name="Tabla3.H18" office:value-type="string">
            <text:p text:style-name="P40">FIN</text:p>
          </table:table-cell>
        </table:table-row>
        <table:table-row table:style-name="Tabla3.1">
          <table:table-cell table:style-name="Tabla3.C4" table:number-rows-spanned="5" office:value-type="string">
            <text:p text:style-name="P10">Ús d’esquemes, gràfiques, mapes.</text:p>
            <text:p text:style-name="P14">Utilització de diferents fonts d’informació, diversos materials així com les TIC, i compliment de les mesures necessàries de protecció i seguretat.</text:p>
            <text:p text:style-name="P23">Lectura de textos propis de la temàtica que cal investigar.</text:p>
          </table:table-cell>
          <table:table-cell table:style-name="Tabla3.C4" office:value-type="string">
            <text:p text:style-name="P33">3rCN.BL3.1 Observar i identificar sers vius en funció del regne a què pertanyen, per mitjà de l’ús de material visual.</text:p>
          </table:table-cell>
          <table:table-cell table:style-name="Tabla3.C4" office:value-type="string">
            <text:p text:style-name="P17"><text:span text:style-name="T27">3r</text:span><text:span text:style-name="T3">CN.BL3.1.1 </text:span><text:span text:style-name="T27">Descriu, a partir de processos d'observació de material visual, </text:span><text:span text:style-name="T29">sers</text:span><text:span text:style-name="T28"> vius en funció del regne a què pertanyen</text:span><text:span text:style-name="T27">.</text:span></text:p>
          </table:table-cell>
          <table:table-cell table:style-name="Tabla3.C4" office:value-type="string">
            <text:p text:style-name="P41">CMCT</text:p>
            <text:p text:style-name="P41">CSC</text:p>
          </table:table-cell>
          <table:table-cell table:style-name="Tabla3.C4" office:value-type="string"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H27" office:value-type="string">
            <text:p text:style-name="P41"/>
          </table:table-cell>
        </table:table-row>
        <table:table-row table:style-name="Tabla3.1">
          <table:covered-table-cell/>
          <table:table-cell table:style-name="Tabla3.B28" office:value-type="string">
            <text:p text:style-name="P31">3rCN.BL3.2 Observar i identificar elements relacionats amb la ramaderia, la cria d'espècies i la seua atenció, per mitjà de l'observació i l'experimentació.</text:p>
          </table:table-cell>
          <table:table-cell table:style-name="Tabla3.C28" office:value-type="string">
            <text:p text:style-name="P17"><text:span text:style-name="T27">3r</text:span><text:span text:style-name="T3">CN.BL3.2.1 Descriu</text:span><text:span text:style-name="T27">, a partir de l'observació i l'experimentació, </text:span><text:span text:style-name="T29">elements</text:span><text:span text:style-name="T28"> relacionats amb la ramaderia, la cria d'espècies i la seua cura</text:span><text:span text:style-name="T27">.</text:span></text:p>
          </table:table-cell>
          <table:table-cell table:style-name="Tabla3.D28" office:value-type="string">
            <text:p text:style-name="P41">CMCT</text:p>
            <text:p text:style-name="P41">CSC</text:p>
          </table:table-cell>
          <table:table-cell table:style-name="Tabla3.E28" office:value-type="string">
            <text:p text:style-name="P41"/>
          </table:table-cell>
          <table:table-cell table:style-name="Tabla3.F28" office:value-type="string">
            <text:p text:style-name="P41"/>
          </table:table-cell>
          <table:table-cell table:style-name="Tabla3.G28" office:value-type="string">
            <text:p text:style-name="P41"/>
          </table:table-cell>
          <table:table-cell table:style-name="Tabla3.H28" office:value-type="string">
            <text:p text:style-name="P41"/>
          </table:table-cell>
        </table:table-row>
        <table:table-row table:style-name="Tabla3.1">
          <table:covered-table-cell/>
          <table:table-cell table:style-name="Tabla3.B31" table:number-rows-spanned="3" office:value-type="string">
            <text:p text:style-name="P33">3rCN.BL3.3 Observar i identificar els elements d’un ecosistema i el sers vius que l’habiten i algunes causes de l’extinció d’espècies relacionades amb la sobreexplotació, reconéixer accions de conservació i millora del medi ambient i proposar actuacions per a cuidar-les. </text:p>
          </table:table-cell>
          <table:table-cell table:style-name="Tabla3.C29" office:value-type="string">
            <text:p text:style-name="P17"><text:span text:style-name="T27">3rCN.BL3.3.1 </text:span><text:span text:style-name="T29">Descriu</text:span><text:span text:style-name="T28"> els elements d'un ecosistema i els sers vius que l'habiten.</text:span></text:p>
          </table:table-cell>
          <table:table-cell table:style-name="Tabla3.D29" office:value-type="string">
            <text:p text:style-name="P41">CMCT</text:p>
            <text:p text:style-name="P41">CSC</text:p>
          </table:table-cell>
          <table:table-cell table:style-name="Tabla3.E29" office:value-type="string">
            <text:p text:style-name="P41"/>
          </table:table-cell>
          <table:table-cell table:style-name="Tabla3.F29" office:value-type="string">
            <text:p text:style-name="P41"/>
          </table:table-cell>
          <table:table-cell table:style-name="Tabla3.G29" office:value-type="string">
            <text:p text:style-name="P41"/>
          </table:table-cell>
          <table:table-cell table:style-name="Tabla3.H29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30" office:value-type="string">
            <text:p text:style-name="P17"><text:span text:style-name="T3">3rCN.BL3.3.2 Reconeix accions de conservació i millora del medi ambient a partir d'algunes de les causes de l'extinció d'espècies </text:span><text:span text:style-name="T5">relacionades</text:span><text:span text:style-name="T4"> amb la sobreexplotació</text:span><text:span text:style-name="T3">.</text:span></text:p>
          </table:table-cell>
          <table:table-cell table:style-name="Tabla3.D30" office:value-type="string">
            <text:p text:style-name="P41">CMCT</text:p>
            <text:p text:style-name="P41">CSC</text:p>
          </table:table-cell>
          <table:table-cell table:style-name="Tabla3.E30" office:value-type="string">
            <text:p text:style-name="P41"/>
          </table:table-cell>
          <table:table-cell table:style-name="Tabla3.F30" office:value-type="string">
            <text:p text:style-name="P41"/>
          </table:table-cell>
          <table:table-cell table:style-name="Tabla3.G30" office:value-type="string">
            <text:p text:style-name="P41"/>
          </table:table-cell>
          <table:table-cell table:style-name="Tabla3.H30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31" office:value-type="string">
            <text:p text:style-name="P17"><text:span text:style-name="T3">3rCN.BL3.3.3 Proposa actuacions del ser humà per a la protecció de les espècies </text:span><text:span text:style-name="T5">relacionades</text:span><text:span text:style-name="T4"> amb la sobreexplotació.</text:span></text:p>
          </table:table-cell>
          <table:table-cell table:style-name="Tabla3.D31" office:value-type="string">
            <text:p text:style-name="P41">CMCT</text:p>
            <text:p text:style-name="P41">CSC</text:p>
          </table:table-cell>
          <table:table-cell table:style-name="Tabla3.E31" office:value-type="string">
            <text:p text:style-name="P41"/>
          </table:table-cell>
          <table:table-cell table:style-name="Tabla3.F31" office:value-type="string">
            <text:p text:style-name="P41"/>
          </table:table-cell>
          <table:table-cell table:style-name="Tabla3.G31" office:value-type="string">
            <text:p text:style-name="P41"/>
          </table:table-cell>
          <table:table-cell table:style-name="Tabla3.H31" office:value-type="string">
            <text:p text:style-name="P41"/>
          </table:table-cell>
        </table:table-row>
        <table:table-row table:style-name="Tabla3.1">
          <table:table-cell table:style-name="Tabla3.H2" table:number-columns-spanned="8" office:value-type="string">
            <text:p text:style-name="P43"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39">CONTINGUTS</text:p>
          </table:table-cell>
          <table:table-cell table:style-name="Tabla3.A18" office:value-type="string">
            <text:p text:style-name="P38">CRITERIS D'AVALUACIÓ</text:p>
          </table:table-cell>
          <table:table-cell table:style-name="Tabla3.A18" office:value-type="string">
            <text:p text:style-name="P38"><text:span text:style-name="T25">INDICADORS </text:span><text:span text:style-name="T26">D'ÈXIT</text:span></text:p>
          </table:table-cell>
          <table:table-cell table:style-name="Tabla3.A18" office:value-type="string">
            <text:p text:style-name="P38">CCLV</text:p>
          </table:table-cell>
          <table:table-cell table:style-name="Tabla3.A18" office:value-type="string">
            <text:p text:style-name="P40">1<text:span text:style-name="T24">r</text:span> T</text:p>
          </table:table-cell>
          <table:table-cell table:style-name="Tabla3.A18" office:value-type="string">
            <text:p text:style-name="P40">2<text:span text:style-name="T24">n</text:span> T</text:p>
          </table:table-cell>
          <table:table-cell table:style-name="Tabla3.A18" office:value-type="string">
            <text:p text:style-name="P40">3<text:span text:style-name="T24">r</text:span> T</text:p>
          </table:table-cell>
          <table:table-cell table:style-name="Tabla3.H18" office:value-type="string">
            <text:p text:style-name="P40">FIN</text:p>
          </table:table-cell>
        </table:table-row>
        <table:table-row table:style-name="Tabla3.1">
          <table:table-cell table:style-name="Tabla3.C4" table:number-rows-spanned="4" office:value-type="string">
            <text:p text:style-name="P15">Exposició oral per passos del resultat d’una experiència.</text:p>
            <text:p text:style-name="P14">Presentació d’informes per a comunicar resultats.</text:p>
            <text:p text:style-name="P22">Desenrotllament de projectes en equip complint amb la part del treball en tasques que impliquen diversos companys.</text:p>
          </table:table-cell>
          <table:table-cell table:style-name="Tabla3.C4" table:number-rows-spanned="2" office:value-type="string">
            <text:p text:style-name="P34">3rCN.BL4.1 Examinar i classificar diferents tipus de materials i les seues propietats segons la seua naturalesa, per mitjà de l'observació i experimentació.</text:p>
          </table:table-cell>
          <table:table-cell table:style-name="Tabla3.C4" office:value-type="string">
            <text:p text:style-name="P35"><text:span text:style-name="T3">3rCN.BL4.1.1 Identifica </text:span><text:span text:style-name="T4"><text:s/>la naturalesa de diferents tipus de materials </text:span><text:span text:style-name="T9">per mitjà de</text:span><text:span text:style-name="T3"> l'observació i l'experimentació.</text:span></text:p>
          </table:table-cell>
          <table:table-cell table:style-name="Tabla3.C4" office:value-type="string">
            <text:p text:style-name="P41">CMCT</text:p>
            <text:p text:style-name="P41">SIEE</text:p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H27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35" office:value-type="string">
            <text:p text:style-name="P35"><text:span text:style-name="T3">3rCN.BL4.1.2</text:span><text:span text:style-name="T4"> Classifica</text:span><text:span text:style-name="T3">, per mitjà de l'observació i l'experimentació, </text:span><text:span text:style-name="T5">diferents</text:span><text:span text:style-name="T4"> tipus de materials segons la seua naturalesa</text:span><text:span text:style-name="T3">.</text:span></text:p>
          </table:table-cell>
          <table:table-cell table:style-name="Tabla3.D35" office:value-type="string">
            <text:p text:style-name="P41">CMCT</text:p>
            <text:p text:style-name="P41">SIEE</text:p>
          </table:table-cell>
          <table:table-cell table:style-name="Tabla3.E35" office:value-type="string">
            <text:p text:style-name="P41"/>
          </table:table-cell>
          <table:table-cell table:style-name="Tabla3.F35" office:value-type="string">
            <text:p text:style-name="P41"/>
          </table:table-cell>
          <table:table-cell table:style-name="Tabla3.G35" office:value-type="string">
            <text:p text:style-name="P41"/>
          </table:table-cell>
          <table:table-cell table:style-name="Tabla3.H35" office:value-type="string">
            <text:p text:style-name="P41"/>
          </table:table-cell>
        </table:table-row>
        <table:table-row table:style-name="Tabla3.1">
          <table:covered-table-cell/>
          <table:table-cell table:style-name="Tabla3.B37" table:number-rows-spanned="2" office:value-type="string">
            <text:p text:style-name="P13">3rCN.BL4.2 Planificar i realitzar <text:soft-page-break/>experiències senzilles per a reconéixer lleis bàsiques que regixen diferents fenòmens físics de la matèria, respectant les normes d'ús, de seguretat i de conservació dels instruments i dels materials de treball en l'aula.</text:p>
          </table:table-cell>
          <table:table-cell table:style-name="Tabla3.C36" office:value-type="string">
            <text:p text:style-name="P18"><text:span text:style-name="T3">3rCN.BL4.2.1 </text:span><text:span text:style-name="T4">Reconeix</text:span><text:span text:style-name="T9">,</text:span><text:span text:style-name="T3"> en experiències senzilles </text:span><text:span text:style-name="T14">planificades</text:span><text:span text:style-name="T16"> amb</text:span><text:span text:style-name="T14"> els seus </text:span><text:soft-page-break/><text:span text:style-name="T14">companys i l'ajuda de guies</text:span><text:span text:style-name="T17">, </text:span><text:span text:style-name="T18">les</text:span><text:span text:style-name="T4"> lleis bàsiques que regixen diferents fenòmens físics de la matèria <text:s/>(corrent electrostàtic i </text:span><text:span text:style-name="T7">les</text:span><text:span text:style-name="T4"> forces d'atracció, repulsió).</text:span></text:p>
          </table:table-cell>
          <table:table-cell table:style-name="Tabla3.D36" office:value-type="string">
            <text:p text:style-name="P41">CMCT</text:p>
            <text:p text:style-name="P41">SIEE</text:p>
            <text:p text:style-name="P41"><text:soft-page-break/></text:p>
          </table:table-cell>
          <table:table-cell table:style-name="Tabla3.E36" office:value-type="string">
            <text:p text:style-name="P41"/>
          </table:table-cell>
          <table:table-cell table:style-name="Tabla3.F36" office:value-type="string">
            <text:p text:style-name="P41"/>
          </table:table-cell>
          <table:table-cell table:style-name="Tabla3.G36" office:value-type="string">
            <text:p text:style-name="P41"/>
          </table:table-cell>
          <table:table-cell table:style-name="Tabla3.H36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37" office:value-type="string">
            <text:p text:style-name="P29"><text:span text:style-name="T3">3rCN.BL4.2.2 </text:span><text:span text:style-name="T5">Respecta</text:span><text:span text:style-name="T8"> <text:s/>les normes bàsiques </text:span><text:span text:style-name="T19">de d'ús, seguretat i conservació de materials i instruments </text:span><text:span text:style-name="T8"><text:s/>proposades pel docent </text:span><text:span text:style-name="T10">durant</text:span><text:span text:style-name="T19"> les experiències realitzades </text:span><text:span text:style-name="T8">al laboratori o en eixides fora de l'aula</text:span><text:span text:style-name="T19">.</text:span></text:p>
          </table:table-cell>
          <table:table-cell table:style-name="Tabla3.D37" office:value-type="string">
            <text:p text:style-name="P41">CSC</text:p>
            <text:p text:style-name="P41">SIEE</text:p>
          </table:table-cell>
          <table:table-cell table:style-name="Tabla3.E37" office:value-type="string">
            <text:p text:style-name="P41"/>
          </table:table-cell>
          <table:table-cell table:style-name="Tabla3.F37" office:value-type="string">
            <text:p text:style-name="P41"/>
          </table:table-cell>
          <table:table-cell table:style-name="Tabla3.G37" office:value-type="string">
            <text:p text:style-name="P41"/>
          </table:table-cell>
          <table:table-cell table:style-name="Tabla3.H37" office:value-type="string">
            <text:p text:style-name="P41"/>
          </table:table-cell>
        </table:table-row>
        <table:table-row table:style-name="Tabla3.1">
          <table:table-cell table:style-name="Tabla3.H2" table:number-columns-spanned="8" office:value-type="string">
            <text:p text:style-name="P43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39">CONTINGUTS</text:p>
          </table:table-cell>
          <table:table-cell table:style-name="Tabla3.A18" office:value-type="string">
            <text:p text:style-name="P38">CRITERIS D'AVALUACIÓ</text:p>
          </table:table-cell>
          <table:table-cell table:style-name="Tabla3.A18" office:value-type="string">
            <text:p text:style-name="P38"><text:span text:style-name="T25">INDICADORS </text:span><text:span text:style-name="T26">D'ÈXIT</text:span></text:p>
          </table:table-cell>
          <table:table-cell table:style-name="Tabla3.A18" office:value-type="string">
            <text:p text:style-name="P38">CCLV</text:p>
          </table:table-cell>
          <table:table-cell table:style-name="Tabla3.A18" office:value-type="string">
            <text:p text:style-name="P40">1<text:span text:style-name="T24">r</text:span> T</text:p>
          </table:table-cell>
          <table:table-cell table:style-name="Tabla3.A18" office:value-type="string">
            <text:p text:style-name="P40">2<text:span text:style-name="T24">n</text:span> T</text:p>
          </table:table-cell>
          <table:table-cell table:style-name="Tabla3.A18" office:value-type="string">
            <text:p text:style-name="P40">3<text:span text:style-name="T24">r</text:span> T</text:p>
          </table:table-cell>
          <table:table-cell table:style-name="Tabla3.H18" office:value-type="string">
            <text:p text:style-name="P40">FIN</text:p>
          </table:table-cell>
        </table:table-row>
        <table:table-row table:style-name="Tabla3.1">
          <table:table-cell table:style-name="Tabla3.C4" table:number-rows-spanned="2" office:value-type="string">
            <text:p text:style-name="P15">Diversificació de rols.</text:p>
            <text:p text:style-name="P14">Aportació d’idees pròpies constructives.</text:p>
            <text:p text:style-name="P14">Reconeixement del treball alié. Responsabilitat del treball personal per a aconseguir una meta col·lectiva.</text:p>
            <text:p text:style-name="P14">Sensibilitat i valoració de les aportacions dels altres.</text:p>
            <text:p text:style-name="P24">Regulació i canvi de les pròpies emocions.</text:p>
          </table:table-cell>
          <table:table-cell table:style-name="Tabla3.C4" table:number-rows-spanned="2" office:value-type="string">
            <text:p text:style-name="P32">3rCN.BL5.1 Explorar i classificar màquines simples d'ús quotidià per a descriure les seues funcions i utilitat i manipular-les amb atenció i seguretat.</text:p>
          </table:table-cell>
          <table:table-cell table:style-name="Tabla3.C4" office:value-type="string">
            <text:p text:style-name="P17"><text:span text:style-name="T27">3rCN.BL5.1.1 Classifica les </text:span><text:span text:style-name="T29">funcions</text:span><text:span text:style-name="T28"> i la utilitat</text:span><text:span text:style-name="T27"> </text:span><text:span text:style-name="T29">de màquines simples d'ús quotidià com: eix, roda, corriola, pla inclinat, engranatge, fre, palanques i tipus de palanques.</text:span></text:p>
          </table:table-cell>
          <table:table-cell table:style-name="Tabla3.C4" office:value-type="string">
            <text:p text:style-name="P41">CMCT</text:p>
            <text:p text:style-name="P41">CSC</text:p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C4" office:value-type="string">
            <text:p text:style-name="P41"/>
          </table:table-cell>
          <table:table-cell table:style-name="Tabla3.H27" office:value-type="string">
            <text:p text:style-name="P41"/>
          </table:table-cell>
        </table:table-row>
        <table:table-row table:style-name="Tabla3.1">
          <table:covered-table-cell/>
          <table:covered-table-cell/>
          <table:table-cell table:style-name="Tabla3.C41" office:value-type="string">
            <text:p text:style-name="P17"><text:span text:style-name="T3">3rCN.BL5.1.2 Descriu les </text:span><text:span text:style-name="T5">normes d'ús i seguretat de</text:span><text:span text:style-name="T3"> màquines</text:span><text:span text:style-name="T28"> simples d'ús quotidià com: eix, roda, corriola, </text:span><text:span text:style-name="T30">pla inclinat</text:span><text:span text:style-name="T28">, engranatge, fre, palanques i tipus de palanques.</text:span></text:p>
          </table:table-cell>
          <table:table-cell table:style-name="Tabla3.D41" office:value-type="string">
            <text:p text:style-name="P41">CMCT</text:p>
            <text:p text:style-name="P41">CD</text:p>
          </table:table-cell>
          <table:table-cell table:style-name="Tabla3.E41" office:value-type="string">
            <text:p text:style-name="P41"/>
          </table:table-cell>
          <table:table-cell table:style-name="Tabla3.F41" office:value-type="string">
            <text:p text:style-name="P41"/>
          </table:table-cell>
          <table:table-cell table:style-name="Tabla3.G41" office:value-type="string">
            <text:p text:style-name="P41"/>
          </table:table-cell>
          <table:table-cell table:style-name="Tabla3.H41" office:value-type="string">
            <text:p text:style-name="P4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2" svg:font-family="SimSun" style:font-family-generic="roman"/>
    <style:font-face style:name="Calibri1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1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W-Cuerpo_20_de_20_texto1" style:display-name="WW-Cuerpo de texto1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letter-kerning="true" style:font-name-asian="SimSun2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3T13:20:53.741604403</dc:date>
    <meta:editing-cycles>208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5" meta:paragraph-count="187" meta:word-count="1607" meta:character-count="10555" meta:non-whitespace-character-count="9093"/>
  </office:meta>
</office:document-meta>
</file>